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ExtendableItem.DefaultExtendableItem( Map stdAttributes , Map extra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tendableItem.DefaultExtendable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tendableItem.setExtraAttribute( String attName , String at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